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6F956FDD19F61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65cm, 19.517cm, 2.858cm, 4.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paragraph" svg:x="-0.736cm" svg:y="0.127cm" svg:width="19.066cm" svg:height="19.147cm" draw:z-index="0"><draw:image xlink:href="Pictures/100000000000055600000300B6F956FDD19F61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 text:c="8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3:21:30.234000000</dc:date>
    <meta:editing-duration>PT57M23S</meta:editing-duration>
    <meta:editing-cycles>8</meta:editing-cycles>
    <meta:generator>LibreOffice/6.3.5.2$Windows_X86_64 LibreOffice_project/dd0751754f11728f69b42ee2af66670068624673</meta:generator>
    <meta:document-statistic meta:table-count="0" meta:image-count="1" meta:object-count="0" meta:page-count="2" meta:paragraph-count="1" meta:word-count="0" meta:character-count="84" meta:non-whitespace-character-count="0"/>
  </office:meta>
</office:document-meta>
</file>